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How to contribute to same sql?</text:p>
          </table:table-cell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ll tables today!!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any co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 constraints etc.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te and review a book by a user</text:p>
          </table:table-cell>
          <table:table-cell table:number-columns-repeated="5"/>
          <table:table-cell office:value-type="string" calcext:value-type="string">
            <text:p>insert into authors(authorname) values('Anonymous'); doesnt w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office:value-type="string" calcext:value-type="string">
            <text:p>and authors multiple the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table:number-columns-repeated="5"/>
          <table:table-cell office:value-type="string" calcext:value-type="string">
            <text:p>and reviews multiple t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 msgs to each o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ew msgs sent reciwed, read , unread</text:p>
          </table:table-cell>
          <table:table-cell table:number-columns-repeated="5"/>
          <table:table-cell office:value-type="string" calcext:value-type="string">
            <text:p>rating wala constariant</text:p>
          </table:table-cell>
          <table:table-cell office:value-type="string" calcext:value-type="string">
            <text:p><text:s/>anybody can give one rating and exactly one revi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aj saja of book page and profile page</text:p>
          </table:table-cell>
          <table:table-cell table:number-columns-repeated="5"/>
          <table:table-cell office:value-type="string" calcext:value-type="string">
            <text:p>what if no review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ating not null hona chye table me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he ow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he physicllay has</text:p>
          </table:table-cell>
          <table:table-cell table:number-columns-repeated="12"/>
        </table:table-row>
      </table:table>
      <table:table table:name="allgyan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8" table:default-cell-style-name="ce5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8:01:36.45255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1T14:32:43.548147646</dc:date>
    <meta:editing-duration>PT8H7M40S</meta:editing-duration>
    <meta:editing-cycles>18</meta:editing-cycles>
    <meta:generator>LibreOffice/4.2.3.3$Linux_X86_64 LibreOffice_project/420m0$Build-3</meta:generator>
    <meta:document-statistic meta:table-count="2" meta:cell-count="172" meta:object-count="0"/>
  </office:meta>
</office:document-meta>
</file>